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10de" officeooo:paragraph-rsid="001610de"/>
    </style:style>
    <style:style style:name="P2" style:family="paragraph" style:parent-style-name="Standard">
      <style:text-properties fo:font-weight="bold" officeooo:rsid="001610de" officeooo:paragraph-rsid="001610de" style:font-weight-asian="bold" style:font-weight-complex="bold"/>
    </style:style>
    <style:style style:name="P3" style:family="paragraph" style:parent-style-name="Standard">
      <style:text-properties fo:font-weight="bold" officeooo:rsid="0016c84f" officeooo:paragraph-rsid="0016c84f" style:font-weight-asian="bold" style:font-weight-complex="bold"/>
    </style:style>
    <style:style style:name="P4" style:family="paragraph" style:parent-style-name="Standard">
      <style:text-properties officeooo:rsid="0016c84f" officeooo:paragraph-rsid="0016c84f"/>
    </style:style>
    <style:style style:name="P5" style:family="paragraph" style:parent-style-name="Standard">
      <style:text-properties officeooo:rsid="0019f2c6" officeooo:paragraph-rsid="0019f2c6"/>
    </style:style>
    <style:style style:name="P6" style:family="paragraph" style:parent-style-name="Standard">
      <style:text-properties officeooo:rsid="001b30cc" officeooo:paragraph-rsid="001b30cc"/>
    </style:style>
    <style:style style:name="P7" style:family="paragraph" style:parent-style-name="Standard">
      <style:text-properties officeooo:rsid="001cde20" officeooo:paragraph-rsid="001b30cc"/>
    </style:style>
    <style:style style:name="P8" style:family="paragraph" style:parent-style-name="Standard">
      <style:text-properties officeooo:rsid="001cde20" officeooo:paragraph-rsid="001db6f5"/>
    </style:style>
    <style:style style:name="P9" style:family="paragraph" style:parent-style-name="Standard">
      <style:text-properties officeooo:rsid="001db6f5" officeooo:paragraph-rsid="001db6f5"/>
    </style:style>
    <style:style style:name="P10" style:family="paragraph" style:parent-style-name="Standard">
      <style:text-properties officeooo:rsid="00224f79" officeooo:paragraph-rsid="00224f79"/>
    </style:style>
    <style:style style:name="P11" style:family="paragraph" style:parent-style-name="Standard">
      <style:text-properties officeooo:rsid="0024c7fb" officeooo:paragraph-rsid="0024c7fb"/>
    </style:style>
    <style:style style:name="P12" style:family="paragraph" style:parent-style-name="Standard">
      <style:text-properties officeooo:rsid="0025d892" officeooo:paragraph-rsid="0025d892"/>
    </style:style>
    <style:style style:name="P13" style:family="paragraph" style:parent-style-name="Standard">
      <style:text-properties officeooo:rsid="00276fbe" officeooo:paragraph-rsid="00276fbe"/>
    </style:style>
    <style:style style:name="P14" style:family="paragraph" style:parent-style-name="Standard">
      <style:paragraph-properties fo:text-align="start" style:justify-single-word="false"/>
      <style:text-properties officeooo:rsid="00276fbe" officeooo:paragraph-rsid="00276fbe"/>
    </style:style>
    <style:style style:name="P15" style:family="paragraph" style:parent-style-name="Text_20_body" style:list-style-name="L1">
      <style:paragraph-properties fo:text-align="start" style:justify-single-word="false"/>
      <style:text-properties style:font-name="Liberation Serif1" fo:font-size="12pt" officeooo:paragraph-rsid="002b00e4"/>
    </style:style>
    <style:style style:name="P16" style:family="paragraph" style:parent-style-name="Text_20_body">
      <style:paragraph-properties fo:text-align="start" style:justify-single-word="false"/>
      <style:text-properties style:font-name="Liberation Serif1" fo:font-size="12pt" fo:font-weight="bold" officeooo:paragraph-rsid="002ba8e4" style:font-weight-asian="bold" style:font-weight-complex="bold"/>
    </style:style>
    <style:style style:name="P17" style:family="paragraph" style:parent-style-name="Text_20_body">
      <style:paragraph-properties fo:text-align="start" style:justify-single-word="false"/>
      <style:text-properties style:font-name="Liberation Serif1" fo:font-size="12pt" fo:font-weight="bold" officeooo:paragraph-rsid="002a4a1d" style:font-weight-asian="bold" style:font-weight-complex="bold"/>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officeooo:paragraph-rsid="00276fbe"/>
    </style:style>
    <style:style style:name="P20" style:family="paragraph" style:parent-style-name="Text_20_body">
      <style:text-properties officeooo:rsid="002ba8e4" officeooo:paragraph-rsid="002cecaf"/>
    </style:style>
    <style:style style:name="P21" style:family="paragraph" style:parent-style-name="Text_20_body">
      <style:text-properties fo:font-weight="bold" officeooo:rsid="002ba8e4" officeooo:paragraph-rsid="002cecaf" style:font-weight-asian="bold" style:font-weight-complex="bold"/>
    </style:style>
    <style:style style:name="P22" style:family="paragraph" style:parent-style-name="Text_20_body">
      <style:text-properties fo:font-weight="normal" officeooo:rsid="002edae7" officeooo:paragraph-rsid="002edae7" style:font-weight-asian="normal" style:font-weight-complex="normal"/>
    </style:style>
    <style:style style:name="P23" style:family="paragraph" style:parent-style-name="Text_20_body">
      <style:text-properties fo:font-weight="normal" officeooo:rsid="0030b5e7" officeooo:paragraph-rsid="0030b5e7" style:font-weight-asian="normal" style:font-weight-complex="normal"/>
    </style:style>
    <style:style style:name="P24" style:family="paragraph" style:parent-style-name="Text_20_body">
      <style:text-properties fo:font-weight="normal" officeooo:rsid="00318b39" officeooo:paragraph-rsid="00318b39" style:font-weight-asian="normal" style:font-weight-complex="normal"/>
    </style:style>
    <style:style style:name="T1" style:family="text">
      <style:text-properties officeooo:rsid="00165e92"/>
    </style:style>
    <style:style style:name="T2" style:family="text">
      <style:text-properties fo:font-weight="bold" style:font-weight-asian="bold" style:font-weight-complex="bold"/>
    </style:style>
    <style:style style:name="T3" style:family="text">
      <style:text-properties officeooo:rsid="001db6f5"/>
    </style:style>
    <style:style style:name="T4" style:family="text">
      <style:text-properties officeooo:rsid="001ee454"/>
    </style:style>
    <style:style style:name="T5" style:family="text">
      <style:text-properties officeooo:rsid="0023a360"/>
    </style:style>
    <style:style style:name="T6" style:family="text">
      <style:text-properties officeooo:rsid="00278c5a"/>
    </style:style>
    <style:style style:name="T7" style:family="text">
      <style:text-properties officeooo:rsid="00298ec4"/>
    </style:style>
    <style:style style:name="T8" style:family="text">
      <style:text-properties style:font-name="Liberation Serif1" fo:font-size="12pt"/>
    </style:style>
    <style:style style:name="T9" style:family="text">
      <style:text-properties style:font-name="Liberation Serif1" fo:font-size="12pt" officeooo:rsid="00276fbe"/>
    </style:style>
    <style:style style:name="T10" style:family="text">
      <style:text-properties style:font-name="Liberation Serif1" fo:font-size="12pt" officeooo:rsid="002b00e4"/>
    </style:style>
    <style:style style:name="T11" style:family="text">
      <style:text-properties officeooo:rsid="002a4a1d"/>
    </style:style>
    <style:style style:name="T12" style:family="text">
      <style:text-properties officeooo:rsid="002b00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Guía de uso del laboratorio Virtual</text:p>
      <text:p text:style-name="P2"/>
      <text:p text:style-name="P1">Para facilitar el uso del <text:span text:style-name="T2">laboratorio virtual</text:span> se ha elaborado un manual de uso del laboratorio en el cual se presentaran todas las funcionalidades con las que cuenta este mismo, <text:span text:style-name="T1">contara con </text:span>diferentes pruebas de ejemplo para verificar la efectividad de los recursos del laboratorio virtual <text:span text:style-name="T1">y una mini guiá de uso base del Sistema operativo para Robots (ROS) para aquel estudiante o académico interesado en seguir la investigaciones del uso de este sistema.</text:span></text:p>
      <text:p text:style-name="P1"/>
      <text:p text:style-name="P6"><text:s/>&lt;p&gt;Para facilitar el uso del &lt;strong&gt;laboratorio virtual&lt;/strong&gt; se ha elaborado un manual de uso del laboratorio en el cual se presentaran todas las funcionalidades con las que cuenta este mismo, contara con diferentes pruebas de ejemplo para verificar la efectividad de los recursos del laboratorio virtual y una mini gui&amp;aacute; de uso base del &lt;strong&gt;Sistema operativo para Robots (ROS)&lt;/strong&gt; para aquel estudiante o acad&amp;eacute;mico interesado en seguir la investigaciones del uso de este sistema.&lt;/p&gt;</text:p>
      <text:p text:style-name="P6"/>
      <text:p text:style-name="P7">ABC de ROS</text:p>
      <text:p text:style-name="P7"/>
      <text:p text:style-name="P9">Dentro de este LVR se ha considerado la necesidad de transmitir los conocimientos básicos de ROS con el cual fue desarrollado <text:span text:style-name="T4">esta herramienta virtual.</text:span></text:p>
      <text:p text:style-name="P7"/>
      <text:p text:style-name="P8"><text:span text:style-name="T3">El académico </text:span>interesad<text:span text:style-name="T3">o</text:span> encontrara información puntual que, facilitara y aportara respuestas fundamentales del middleware ROS, esto con el fin de informar /motivar <text:s/>y extender el uso de ROS a mas aplicaciones que se desarrollen dentro de la Universidad Nacional de <text:span text:style-name="T3">Ingeniería.</text:span> </text:p>
      <text:p text:style-name="P8"/>
      <text:p text:style-name="P8"><text:span text:style-name="T3">P</text:span>rocedimiento general de una aplicación de ROS. (Enlaces a paginas) (Entorno de Trabajo)</text:p>
      <text:p text:style-name="P6"/>
      <text:p text:style-name="P1"/>
      <text:p text:style-name="P3">Libros de Robótica</text:p>
      <text:p text:style-name="P4"/>
      <text:p text:style-name="P4">Dentro del laboratorio se accederán a recursos bibliográficos de importancia para el desarrollo y consolidación de los conceptos básicos de la robótica industrial. </text:p>
      <text:p text:style-name="P4"/>
      <text:p text:style-name="P5">Barrientos</text:p>
      <text:p text:style-name="P5"/>
      <text:p text:style-name="P4"/>
      <text:p text:style-name="P5">Es un libro que va dirigido tanto para los alumnos de ingeniería y ciencias como para todo profesional que necesite conocer qué es un robot, cómo funciona y cómo debe utilizarlo, retomando dentro de este libro parte de las cuatro secciones que compone el laboratorio, Morfología del robot, Herramientas matemáticas del Robot, Cinemática del robot, Programación del robot. </text:p>
      <text:p text:style-name="P5"/>
      <text:p text:style-name="P10">Craig</text:p>
      <text:p text:style-name="P10"/>
      <text:p text:style-name="P10">El libro Robótica de Craig reúne contenido clásicos de Robótica como lo hace el libro de Barrientos, ambos, pero es necesario contar con varias fuentes para analizar un concepto, de tal manera que si en alguno de los libros es tedioso consolidar un concepto podemos revisar otra fuente.</text:p>
      <text:p text:style-name="P10">Ambos libros antes mencionados cuentan con ejemplos con <text:span text:style-name="T5">cálculos</text:span> implementados por Software usando el Toolbox de <text:span text:style-name="T5">Robótica</text:span> para MATLAB elaborado por Peter Corke.</text:p>
      <text:p text:style-name="P10"/>
      <text:p text:style-name="P11"><text:soft-page-break/>Handbook</text:p>
      <text:p text:style-name="P11"/>
      <text:p text:style-name="P12">El Handbook de Robótica: es una compilación de los conceptos que involucra hacer robótica básica y robótica avanzada con 9 capítulos entre ellos Cinemática, dinámica, control de robots en movimiento, inteligencia Artificial entre otros. Este libro es fundamental para que académico se apropie de conceptos avanzados de Róbotica</text:p>
      <text:p text:style-name="P12"/>
      <text:p text:style-name="P13">ROS Book</text:p>
      <text:p text:style-name="P14"/>
      <text:p text:style-name="P14">ROS Robot Programming: Es un handbook (Manual) de programación en ROS <text:s/>que cuenta con una estructura de enseñanza muy detallada para apropiarse de la Heurística necesaria para comprender el middleware ROS, escrito por la empresa Española ROBOTIS Co., LTD. </text:p>
      <text:p text:style-name="P14"/>
      <text:p text:style-name="P14">Este libro esta basado en experiencias que el equipo a acumulado en los proyectos desarrollados por la propia empresa, proveyendo una <text:span text:style-name="T7">guiá</text:span> que cubre los aspectos necesarios para un principiante en ROS, abarca temas como, sistemas embebidos con ROS, robots <text:span text:style-name="T6">móviles</text:span> y brazos <text:span text:style-name="T6">roboticos</text:span> programados con ROS</text:p>
      <text:p text:style-name="P14"/>
      <text:p text:style-name="P14"/>
      <text:p text:style-name="P19"><text:span text:style-name="T9">Theory of LVR</text:span></text:p>
      <text:p text:style-name="P18"><text:span text:style-name="T8">El laboratorio de robótica virtual que se propone tiene un alcance limitado ya que de los temas considerados en un curso básico de robótica industrial el mismo solo contempla recursos para la experimentación en temas como herramientas matemáticas, morfología del robot, cinemática y programación de robots. El trabajo pretende mostrar la potencialidad del sistema operativo para robots (ROS) y se pretende hacerlo desarrollando el LVR. La información suministrada acerca de ROS y el laboratorio propuesto deben servir de base para ampliar los recursos de este.</text:span></text:p>
      <text:p text:style-name="P17">Los Fundamentos <text:span text:style-name="T11">teóricos retomados en el LVR</text:span></text:p>
      <text:list xml:id="list1673055327642236670" text:style-name="L1">
        <text:list-item>
          <text:p text:style-name="P15"><text:span text:style-name="T12">Morfología de Robots</text:span></text:p>
        </text:list-item>
        <text:list-item>
          <text:p text:style-name="P15"><text:span text:style-name="T12">Herramientas matemáticas</text:span></text:p>
        </text:list-item>
        <text:list-item>
          <text:p text:style-name="P15"><text:span text:style-name="T12">Cinemática directa e inversa</text:span></text:p>
        </text:list-item>
        <text:list-item>
          <text:p text:style-name="P15"><text:span text:style-name="T12">Programación y simulación del robot</text:span> </text:p>
        </text:list-item>
      </text:list>
      <text:p text:style-name="P16"><text:span text:style-name="T12">Morfología de Robots</text:span></text:p>
      <text:p text:style-name="P20">El laboratorio virtual de robótica contará con modelos creados utilizando URDF y los mismos podrán ser visualizados con la herramienta RVIZ. El estudiante podrá visualizar el espacio de trabajo, para una morfología dada, con la ayuda de plugins desarrollados para la visualización. Interactuar con diferentes tipos de articulaciones ya sean prismáticas o de revolución y robots de diferentes grados de libertad. El estudiante tendrá la posibilidad de experimentar con modelos construidos por él mismo utilizando el formato URDF.</text:p>
      <text:p text:style-name="P21"><text:span text:style-name="T10"/></text:p>
      <text:p text:style-name="P21"><text:soft-page-break/><text:span text:style-name="T10">Herramientas matemáticas</text:span></text:p>
      <text:p text:style-name="P22"><text:span text:style-name="T10">Para contribuir al entendimiento y aplicación de dichas herramientas el laboratorio virtual de robótica incorporará los recursos necesarios para que los estudiantes puedan analizar la posición de un objeto utilizando coordenadas esféricas y cilíndricas, así como la orientación de este mediante la matriz de rotación, los ángulos de Euler, y los cuaternios.</text:span></text:p>
      <text:p text:style-name="P22"><text:span text:style-name="T10"/></text:p>
      <text:p text:style-name="P23"><text:span text:style-name="T10">K</text:span><text:span text:style-name="T8">in</text:span></text:p>
      <text:p text:style-name="P23"><text:span text:style-name="T8">El laboratorio virtual de robótica cuenta con recursos que permiten al estudiante realizar experimentos sencillos que le ayudarán a comprender las <text:s/>características de la cinemática directa e inversa. A partir del modelo de un robot, construido utilizando el formato URDF, es posible obtener toda la información necesaria de la estructura de este utilizando la librería KDL. La información obtenida al utilizar el KDL en combinación con la información suministrada por el usuario (por ejemplo, los ángulos de los joints) mediante ciertos widgets de la GUI permiten manipular y/o determinar la posición del robot.</text:span></text:p>
      <text:p text:style-name="P23"><text:span text:style-name="T8"/></text:p>
      <text:p text:style-name="P24"><text:span text:style-name="T8">Programación</text:span></text:p>
      <text:p text:style-name="P24"><text:span text:style-name="T8">El laboratorio virtual de robótica permite al usuario escribir un programa (script, programación textual) que adopta ciertas convenciones, utilizadas en el software de programación de robots de ABB Rapid, para que uno de los robots (modelos disponibles en el LVR) realice una tarea senci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23:53:06.082561278</meta:creation-date>
    <dc:date>2019-01-07T02:18:58.443651876</dc:date>
    <meta:editing-duration>PT3H5M33S</meta:editing-duration>
    <meta:editing-cycles>15</meta:editing-cycles>
    <meta:generator>LibreOffice/5.1.6.2$Linux_X86_64 LibreOffice_project/10m0$Build-2</meta:generator>
    <meta:document-statistic meta:table-count="0" meta:image-count="0" meta:object-count="0" meta:page-count="3" meta:paragraph-count="34" meta:word-count="916" meta:character-count="6020" meta:non-whitespace-character-count="5133"/>
  </office:meta>
</office:document-meta>
</file>